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fo:font-variant="normal" fo:text-transform="none" fo:color="#000000" style:font-name="Arial1" fo:font-size="15pt" fo:letter-spacing="normal" fo:font-style="normal" fo:font-weight="bold" officeooo:paragraph-rsid="001f2e95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ef793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  <style:text-properties officeooo:paragraph-rsid="001f2e95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1df445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dddddd" fo:font-size="150pt" style:font-size-asian="150pt" style:font-size-complex="15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f2e95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fo:font-weight="normal" officeooo:rsid="00205d22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fo:font-weight="bold" officeooo:rsid="001f2e95" style:font-name-asian="Helvetica-Bold" style:font-weight-asian="bold" style:font-name-complex="Helvetica-Bold" style:font-weight-complex="bold"/>
    </style:style>
    <style:style style:name="T12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style:font-name="Arial" fo:font-size="14pt" fo:font-weight="bold" officeooo:rsid="00205d22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4" style:family="text">
      <style:text-properties style:use-window-font-color="true" style:font-name="Arial" fo:font-size="14pt" fo:font-weight="bold" officeooo:rsid="001c32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6" style:family="text">
      <style:text-properties fo:font-size="8pt" style:font-size-asian="8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officeooo:rsid="0007ca56"/>
    </style:style>
    <style:style style:name="T22" style:family="text">
      <style:text-properties officeooo:rsid="00205d22"/>
    </style:style>
    <style:style style:name="T23" style:family="text">
      <style:text-properties style:font-name="Times New Roman1" fo:font-size="1pt" style:font-name-asian="Times New Roman1" style:font-name-complex="Times New Roman1"/>
    </style:style>
    <style:style style:name="T24" style:family="text">
      <style:text-properties fo:color="#dddddd" fo:font-size="150pt" style:font-size-asian="150pt" style:font-size-complex="15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79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67331121072" text:id="ct14036733112107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67331124416" text:id="ct14036733112441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67303955280" text:id="ct14036730395528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draw:frame text:anchor-type="paragraph" draw:z-index="2" draw:style-name="gr2" draw:text-style-name="P19" svg:width="8.7768in" svg:height="4.7913in" draw:transform="skewX (5.49181449609752E-017) rotate (1.13446401379631) translate (-0.833333333333333in 5.64583333333333in)"><draw:text-box><text:p text:style-name="P18"><text:span text:style-name="T24">Draft for Comment</text:span></text:p></draw:text-box></draw:frame><text:change text:change-id="ct140367331121072"/>Adopted as a NMRA <text:span text:style-name="T21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20">Adopted</text:span> column in the <text:span text:style-name="T19">Version History</text:span> table below.</text:p>
      <text:h text:style-name="Heading_20_1" text:outline-level="1"><text:change text:change-id="ct140367331124416"/><text:change-start text:change-id="ct140367303955280"/>Version History<text:change-end text:change-id="ct14036730395528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</text:span></text:span><text:span text:style-name="Page_20_Number"><text:span text:style-name="T5">8</text:span></text:span><text:span text:style-name="Page_20_Number"><text:span text:style-name="T3">, 201</text:span></text:span><text:span text:style-name="Page_20_Number"><text:span text:style-name="T4">6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22">submitted 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fo:font-variant="normal" fo:text-transform="none" fo:color="#000000" style:font-name="Arial1" fo:font-size="15pt" fo:letter-spacing="normal" fo:font-style="normal" fo:font-weight="bold" officeooo:paragraph-rsid="001f2e95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1f2e95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ef793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205d22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style:font-name="Arial" fo:font-size="14pt" fo:font-weight="bold" officeooo:rsid="001c32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2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4" style:family="text">
      <style:text-properties style:use-window-font-color="true" fo:font-weight="bold" officeooo:rsid="001f2e95" style:font-name-asian="Helvetica-Bold" style:font-weight-asian="bold" style:font-name-complex="Helvetica-Bold" style:font-weight-complex="bold"/>
    </style:style>
    <style:style style:name="MT15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6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9T20:30:08.023917116" text:date-adjust="PT1440H00M00S">Apr 9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Firmware Upgrade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8</text:span></text:span><text:span text:style-name="Page_20_Number"><text:span text:style-name="MT9">, 201</text:span></text:span><text:span text:style-name="Page_20_Number"><text:span text:style-name="MT11">6</text:span></text:span></text:p>
            </table:table-cell>
            <table:table-cell table:style-name="Table1.C1" office:value-type="string">
              <text:p text:style-name="MP12"><text:span text:style-name="MT12">TN-</text:span><text:span text:style-name="MT13">9.7.</text:span><text:span text:style-name="MT14">4</text:span><text:span text:style-name="MT13">.</text:span><text:span text:style-name="MT14">3</text:span><text:span text:style-name="MT15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6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2</meta:editing-cycles>
    <meta:editing-duration>PT18H54M17S</meta:editing-duration>
    <meta:generator>LibreOffice/4.4.0.3$MacOSX_X86_64 LibreOffice_project/de093506bcdc5fafd9023ee680b8c60e3e0645d7</meta:generator>
    <dc:date>2016-02-09T20:30:07.913751000</dc:date>
    <meta:printed-by>Bob Jacobsen</meta:printed-by>
    <meta:print-date>2010-09-15T08:46:04</meta:print-date>
    <meta:document-statistic meta:table-count="2" meta:image-count="1" meta:object-count="0" meta:page-count="1" meta:paragraph-count="14" meta:word-count="81" meta:character-count="489" meta:non-whitespace-character-count="415"/>
  </office:meta>
</office:document-meta>
</file>